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666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CC-Rover-M16</text:p>
      <text:p text:style-name="Standard">Type A / Type B</text:p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Dimensions </text:p>
          </table:table-cell>
          <table:table-cell table:style-name="Table1.A1" office:value-type="string">
            <text:p text:style-name="Table_20_Contents">Width</text:p>
          </table:table-cell>
          <table:table-cell table:style-name="Table1.C1" office:value-type="string">
            <text:p text:style-name="Table_20_Contents">Base: 110mm</text:p>
            <text:p text:style-name="Table_20_Contents">Max (wheels protruding): 125mm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ngth</text:p>
          </table:table-cell>
          <table:table-cell table:style-name="Table1.C2" office:value-type="string">
            <text:p text:style-name="Table_20_Contents">Base 160mm</text:p>
            <text:p text:style-name="Table_20_Contents">Max (with attachments): 225mm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Height</text:p>
          </table:table-cell>
          <table:table-cell table:style-name="Table1.C2" office:value-type="string">
            <text:p text:style-name="Table_20_Contents">Max: 120mm</text:p>
            <text:p text:style-name="Table_20_Contents">Clearance at bottom with 50mm wheels: 43mm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Weight</text:p>
          </table:table-cell>
          <table:table-cell table:style-name="Table1.C2" office:value-type="string">
            <text:p text:style-name="Table_20_Contents">Net: 490g</text:p>
            <text:p text:style-name="Table_20_Contents">With battery and an attachment: 660g </text:p>
          </table:table-cell>
        </table:table-row>
        <table:table-row>
          <table:table-cell table:style-name="Table1.A2" office:value-type="string">
            <text:p text:style-name="Table_20_Contents">Wheels </text:p>
          </table:table-cell>
          <table:table-cell table:style-name="Table1.A2" office:value-type="string">
            <text:p text:style-name="Table_20_Contents">Diameter</text:p>
          </table:table-cell>
          <table:table-cell table:style-name="Table1.C2" office:value-type="string">
            <text:p text:style-name="Table_20_Contents">Base 30mm</text:p>
            <text:p text:style-name="Table_20_Contents">Tyre (min) 32mm</text:p>
            <text:p text:style-name="Table_20_Contents">Tyre (max) 50mm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Width</text:p>
          </table:table-cell>
          <table:table-cell table:style-name="Table1.C2" office:value-type="string">
            <text:p text:style-name="Table_20_Contents">Base 8.4mm</text:p>
            <text:p text:style-name="Table_20_Contents">Tyre 14mm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eering</text:p>
          </table:table-cell>
          <table:table-cell table:style-name="Table1.C2" office:value-type="string">
            <text:p text:style-name="Table_20_Contents">4 wheels independently</text:p>
            <text:p text:style-name="Table_20_Contents">-90º to 90º</text:p>
          </table:table-cell>
        </table:table-row>
        <table:table-row>
          <table:table-cell table:style-name="Table1.A2" office:value-type="string">
            <text:p text:style-name="Table_20_Contents">Power</text:p>
          </table:table-cell>
          <table:table-cell table:style-name="Table1.A2" office:value-type="string">
            <text:p text:style-name="Table_20_Contents">Battery </text:p>
          </table:table-cell>
          <table:table-cell table:style-name="Table1.C2" office:value-type="string">
            <text:p text:style-name="Table_20_Contents">2 cell 7.4V Li-Po battery</text:p>
            <text:p text:style-name="Table_20_Contents">Charged 8.4V</text:p>
            <text:p text:style-name="Table_20_Contents">Capacity 2100-2200mAh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otors</text:p>
          </table:table-cell>
          <table:table-cell table:style-name="Table1.C2" office:value-type="string">
            <text:p text:style-name="Table_20_Contents">DC mini metal geared motor</text:p>
            <text:p text:style-name="Table_20_Contents">150/300 RPM at 6V</text:p>
          </table:table-cell>
        </table:table-row>
        <table:table-row>
          <table:table-cell table:style-name="Table1.A2" office:value-type="string">
            <text:p text:style-name="Table_20_Contents">Speed</text:p>
          </table:table-cell>
          <table:table-cell table:style-name="Table1.A2" office:value-type="string">
            <text:p text:style-name="Table_20_Contents">Max (150RPM/50mm tyre)</text:p>
          </table:table-cell>
          <table:table-cell table:style-name="Table1.C2" office:value-type="string">
            <text:p text:style-name="Table_20_Contents">~ 0.5 m/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ax (300RPM/50mm tyre)</text:p>
          </table:table-cell>
          <table:table-cell table:style-name="Table1.C2" office:value-type="string">
            <text:p text:style-name="Table_20_Contents">~ 1 m/s</text:p>
          </table:table-cell>
        </table:table-row>
        <table:table-row>
          <table:table-cell table:style-name="Table1.A2" office:value-type="string">
            <text:p text:style-name="Table_20_Contents">Sensors</text:p>
          </table:table-cell>
          <table:table-cell table:style-name="Table1.A2" office:value-type="string">
            <text:p text:style-name="Table_20_Contents">Distance</text:p>
          </table:table-cell>
          <table:table-cell table:style-name="Table1.C2" office:value-type="string">
            <text:p text:style-name="Table_20_Contents">Rover type A: HC SR04 ultra sonic sensor </text:p>
            <text:p text:style-name="Table_20_Contents">Rover type B: VL53L0X IR laser distance senso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9dof Sensor </text:p>
          </table:table-cell>
          <table:table-cell table:style-name="Table1.C2" office:value-type="string">
            <text:p text:style-name="Table_20_Contents">Rover type A: GY801 (gyro l3g4200d, accelerometer adxl345)</text:p>
            <text:p text:style-name="Table_20_Contents">Rover type B: MPU925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Camera </text:p>
          </table:table-cell>
          <table:table-cell table:style-name="Table1.C2" office:value-type="string">
            <text:p text:style-name="Table_20_Contents">Pi Camera Module v2 (8 mega pixel </text:p>
          </table:table-cell>
        </table:table-row>
        <table:table-row>
          <table:table-cell table:style-name="Table1.A2" office:value-type="string">
            <text:p text:style-name="Table_20_Contents">Controller</text:p>
          </table:table-cell>
          <table:table-cell table:style-name="Table1.A2" office:value-type="string">
            <text:p text:style-name="Table_20_Contents">Main</text:p>
          </table:table-cell>
          <table:table-cell table:style-name="Table1.C2" office:value-type="string">
            <text:p text:style-name="Table_20_Contents">Raspberry Pi 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7-03-09T18:24:26</meta:creation-date>
    <meta:generator>NeoOffice/3.2015.11_Classic_Edition$Unix OpenOffice.org_project/</meta:generator>
    <dc:date>2017-03-25T13:26:52</dc:date>
    <meta:editing-duration>PT01H40M57S</meta:editing-duration>
    <meta:editing-cycles>12</meta:editing-cycles>
    <meta:document-statistic meta:table-count="1" meta:image-count="0" meta:object-count="0" meta:page-count="1" meta:paragraph-count="51" meta:word-count="141" meta:character-count="808"/>
  </office:meta>
</office:document-meta>
</file>